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139" officeooo:paragraph-rsid="00042c32"/>
    </style:style>
    <style:style style:name="P2" style:family="paragraph" style:parent-style-name="Standard">
      <style:text-properties officeooo:paragraph-rsid="00042c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ssue title: form for credit cards haven't character limit</text:p>
      <text:p text:style-name="P2"/>
      <text:p text:style-name="P2">Issue type: functional</text:p>
      <text:p text:style-name="P2"/>
      <text:p text:style-name="P2">Environment: production</text:p>
      <text:p text:style-name="P2"/>
      <text:p text:style-name="P2">Frequency: every time</text:p>
      <text:p text:style-name="P2"/>
      <text:p text:style-name="P2">Priority: medium</text:p>
      <text:p text:style-name="P2"/>
      <text:p text:style-name="P2">Step to reproduce:</text:p>
      <text:p text:style-name="P2"/>
      <text:p text:style-name="P2"/>
      <text:p text:style-name="P2">Actual result:</text:p>
      <text:p text:style-name="P2"/>
      <text:p text:style-name="P2">Expected result: </text:p>
      <text:p text:style-name="P2"/>
      <text:p text:style-name="P1">Attachment: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3-11-30T14:54:44.645000000</dc:date>
    <meta:editing-duration>PT5M23S</meta:editing-duration>
    <meta:editing-cycles>3</meta:editing-cycles>
    <meta:document-statistic meta:table-count="0" meta:image-count="0" meta:object-count="0" meta:page-count="1" meta:paragraph-count="9" meta:word-count="27" meta:character-count="202" meta:non-whitespace-character-count="181"/>
  </office:meta>
</office:document-meta>
</file>